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b17a" officeooo:paragraph-rsid="0013b17a"/>
    </style:style>
    <style:style style:name="P2" style:family="paragraph" style:parent-style-name="Standard">
      <style:paragraph-properties fo:text-align="start" style:justify-single-word="false"/>
      <style:text-properties officeooo:rsid="0013b17a" officeooo:paragraph-rsid="0013b17a"/>
    </style:style>
    <style:style style:name="P3" style:family="paragraph" style:parent-style-name="Standard" style:list-style-name="L1">
      <style:paragraph-properties fo:text-align="start" style:justify-single-word="false">
        <style:tab-stops>
          <style:tab-stop style:position="3.6665in"/>
        </style:tab-stops>
      </style:paragraph-properties>
      <style:text-properties officeooo:rsid="0013b17a" officeooo:paragraph-rsid="0013b17a"/>
    </style:style>
    <style:style style:name="P4" style:family="paragraph" style:parent-style-name="Standard" style:list-style-name="L1">
      <style:paragraph-properties fo:text-align="start" style:justify-single-word="false">
        <style:tab-stops>
          <style:tab-stop style:position="3.6665in"/>
        </style:tab-stops>
      </style:paragraph-properties>
      <style:text-properties officeooo:rsid="0014d07e" officeooo:paragraph-rsid="0014d07e"/>
    </style:style>
    <style:style style:name="P5" style:family="paragraph" style:parent-style-name="Standard">
      <style:paragraph-properties fo:text-align="start" style:justify-single-word="false">
        <style:tab-stops>
          <style:tab-stop style:position="3.6665in"/>
        </style:tab-stops>
      </style:paragraph-properties>
      <style:text-properties officeooo:rsid="0014d07e" officeooo:paragraph-rsid="0014d07e"/>
    </style:style>
    <style:style style:name="P6" style:family="paragraph" style:parent-style-name="Standard" style:list-style-name="L2">
      <style:paragraph-properties fo:text-align="start" style:justify-single-word="false">
        <style:tab-stops>
          <style:tab-stop style:position="3.6665in"/>
        </style:tab-stops>
      </style:paragraph-properties>
      <style:text-properties officeooo:rsid="00154589" officeooo:paragraph-rsid="00154589"/>
    </style:style>
    <style:style style:name="P7" style:family="paragraph" style:parent-style-name="Standard" style:list-style-name="L2">
      <style:paragraph-properties fo:text-align="start" style:justify-single-word="false">
        <style:tab-stops>
          <style:tab-stop style:position="3.6665in"/>
        </style:tab-stops>
      </style:paragraph-properties>
      <style:text-properties officeooo:rsid="0017447e" officeooo:paragraph-rsid="0017447e"/>
    </style:style>
    <style:style style:name="P8" style:family="paragraph" style:parent-style-name="Standard">
      <style:paragraph-properties fo:text-align="start" style:justify-single-word="false">
        <style:tab-stops>
          <style:tab-stop style:position="3.6665in"/>
        </style:tab-stops>
      </style:paragraph-properties>
      <style:text-properties officeooo:rsid="001bd11d" officeooo:paragraph-rsid="001bd11d"/>
    </style:style>
    <style:style style:name="P9" style:family="paragraph" style:parent-style-name="Standard" style:list-style-name="L4">
      <style:paragraph-properties fo:text-align="start" style:justify-single-word="false">
        <style:tab-stops>
          <style:tab-stop style:position="3.6665in"/>
        </style:tab-stops>
      </style:paragraph-properties>
      <style:text-properties officeooo:rsid="001bd11d" officeooo:paragraph-rsid="001bd11d"/>
    </style:style>
    <style:style style:name="P10" style:family="paragraph" style:parent-style-name="Standard" style:list-style-name="L4">
      <style:paragraph-properties fo:text-align="start" style:justify-single-word="false">
        <style:tab-stops>
          <style:tab-stop style:position="3.6665in"/>
        </style:tab-stops>
      </style:paragraph-properties>
      <style:text-properties officeooo:rsid="001cb0c1" officeooo:paragraph-rsid="001cb0c1"/>
    </style:style>
    <style:style style:name="P11" style:family="paragraph" style:parent-style-name="Standard">
      <style:paragraph-properties fo:text-align="start" style:justify-single-word="false"/>
      <style:text-properties officeooo:rsid="001e1601" officeooo:paragraph-rsid="001e1601"/>
    </style:style>
    <style:style style:name="T1" style:family="text">
      <style:text-properties officeooo:rsid="0014d07e"/>
    </style:style>
    <style:style style:name="T2" style:family="text">
      <style:text-properties fo:font-style="normal" officeooo:rsid="0014d07e" style:font-style-asian="normal" style:font-style-complex="normal"/>
    </style:style>
    <style:style style:name="T3" style:family="text">
      <style:text-properties officeooo:rsid="0017447e"/>
    </style:style>
    <style:style style:name="T4" style:family="text">
      <style:text-properties officeooo:rsid="00176bf9"/>
    </style:style>
    <style:style style:name="T5" style:family="text">
      <style:text-properties officeooo:rsid="001cb0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8/2019</text:p>
      <text:p text:style-name="P1">Stock App Requirements <text:span text:style-name="T5">Version 1</text:span></text:p>
      <text:p text:style-name="P1"/>
      <text:p text:style-name="P2">Features: </text:p>
      <text:list xml:id="list2267521948" text:style-name="L1">
        <text:list-item>
          <text:p text:style-name="P3">Stock Data: </text:p>
          <text:list>
            <text:list-item>
              <text:p text:style-name="P3">Returns <text:span text:style-name="T1">book</text:span> stock data <text:span text:style-name="T1">on normal call. Example: </text:span><text:span text:style-name="T2">/stock/aapl</text:span></text:p>
              <text:list>
                <text:list-item>
                  <text:p text:style-name="P3">Company information will be kept in the database <text:span text:style-name="T1">(Company name, etc) </text:span>. </text:p>
                  <text:list>
                    <text:list-item>
                      <text:p text:style-name="P3">This will be accomplished by iterating through the JSON returned from <text:a xlink:type="simple" xlink:href="https://api.iextrading.com/1.0/ref-data/symbols" text:style-name="Internet_20_link" text:visited-style-name="Visited_20_Internet_20_Link">this</text:a> url.</text:p>
                    </text:list-item>
                  </text:list>
                </text:list-item>
              </text:list>
            </text:list-item>
            <text:list-item>
              <text:p text:style-name="P4">Returns chart data from the book page. </text:p>
              <text:list>
                <text:list-item>
                  <text:p text:style-name="P4">User will be on the normal call’s book page and will be presented with basic data. The chart data will be available via buttons, taking the user to the respective pages.</text:p>
                </text:list-item>
              </text:list>
            </text:list-item>
          </text:list>
        </text:list-item>
        <text:list-item>
          <text:p text:style-name="P4">Users: </text:p>
          <text:list>
            <text:list-item>
              <text:p text:style-name="P4">Users will have to sign up to use the server. </text:p>
              <text:list>
                <text:list-item>
                  <text:p text:style-name="P4">Google sign up compatible</text:p>
                </text:list-item>
              </text:list>
            </text:list-item>
            <text:list-item>
              <text:p text:style-name="P4">Users will have limited amount of requests per month. </text:p>
              <text:list>
                <text:list-item>
                  <text:p text:style-name="P4">This will help reduce the strain on the project’s API key. </text:p>
                  <text:list>
                    <text:list-item>
                      <text:p text:style-name="P4">This will require the distribution of my own API keys. Which can be accomplished using the ‘_id’ attribute in a Mongo database. </text:p>
                    </text:list-item>
                  </text:list>
                </text:list-item>
              </text:list>
            </text:list-item>
          </text:list>
        </text:list-item>
      </text:list>
      <text:p text:style-name="P5"/>
      <text:p text:style-name="P8">Front-End: </text:p>
      <text:list xml:id="list1255792763" text:style-name="L4">
        <text:list-item>
          <text:p text:style-name="P9">Homepage</text:p>
          <text:list>
            <text:list-item>
              <text:p text:style-name="P9">Search bar allowing user to look up stocks</text:p>
            </text:list-item>
            <text:list-item>
              <text:p text:style-name="P9">Recent news regarding stocks: Use <text:a xlink:type="simple" xlink:href="https://api.iextrading.com/1.0/stock/market/news/last/5" text:style-name="Internet_20_link" text:visited-style-name="Visited_20_Internet_20_Link">this</text:a></text:p>
            </text:list-item>
            <text:list-item>
              <text:p text:style-name="P10">Sector performance: Use <text:a xlink:type="simple" xlink:href="https://api.iextrading.com/1.0/stock/market/sector-performance" text:style-name="Internet_20_link" text:visited-style-name="Visited_20_Internet_20_Link">this</text:a></text:p>
            </text:list-item>
          </text:list>
        </text:list-item>
      </text:list>
      <text:p text:style-name="P8"/>
      <text:p text:style-name="P5">Tools:</text:p>
      <text:list xml:id="list1442597678" text:style-name="L2">
        <text:list-item>
          <text:p text:style-name="P6">Front-End: </text:p>
          <text:list>
            <text:list-item>
              <text:p text:style-name="P6">jQuery, <text:span text:style-name="T3">Bootstrap</text:span></text:p>
            </text:list-item>
          </text:list>
        </text:list-item>
        <text:list-item>
          <text:p text:style-name="P7">Back-End: </text:p>
          <text:list>
            <text:list-item>
              <text:p text:style-name="P7">NodeJS, <text:span text:style-name="T4">Express</text:span></text:p>
            </text:list-item>
          </text:list>
        </text:list-item>
      </text:list>
      <text:list xml:id="list161345806949871" text:continue-list="list2267521948" text:style-name="L1">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5:38:41.492063426</meta:creation-date>
    <dc:date>2019-03-08T16:13:08.438889087</dc:date>
    <meta:editing-duration>PT13M43S</meta:editing-duration>
    <meta:editing-cycles>7</meta:editing-cycles>
    <meta:generator>LibreOffice/6.0.7.3$Linux_X86_64 LibreOffice_project/00m0$Build-3</meta:generator>
    <meta:document-statistic meta:table-count="0" meta:image-count="0" meta:object-count="0" meta:page-count="1" meta:paragraph-count="26" meta:word-count="186" meta:character-count="1006" meta:non-whitespace-character-count="854"/>
  </office:meta>
</office:document-meta>
</file>